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5" style:parent-style-name="DefaultParagraphFont" style:family="text">
      <style:text-properties style:font-name="Arial" style:font-name-asian="Arial" style:font-name-complex="Arial" style:text-position="-4.5% 100%" fo:font-size="11pt" style:font-size-asian="11pt" style:font-size-complex="11pt"/>
    </style:style>
    <style:style style:name="TableColumn7" style:family="table-column">
      <style:table-column-properties style:column-width="1.8694in" style:use-optimal-column-width="false"/>
    </style:style>
    <style:style style:name="TableColumn8" style:family="table-column">
      <style:table-column-properties style:column-width="4.7256in" style:use-optimal-column-width="false"/>
    </style:style>
    <style:style style:name="Table6" style:family="table">
      <style:table-properties style:width="6.5951in" fo:margin-left="0in" table:align="left"/>
    </style:style>
    <style:style style:name="TableRow9" style:family="table-row">
      <style:table-row-properties style:min-row-height="0.15in" style:use-optimal-row-height="false"/>
    </style:style>
    <style:style style:name="TableCell10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margin-top="0.0833in" fo:line-height="100%"/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3" style:family="table-row">
      <style:table-row-properties style:min-row-height="0.15in" style:use-optimal-row-height="false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P15" style:parent-style-name="Standard" style:family="paragraph">
      <style:paragraph-properties fo:margin-top="0.0833in" fo:line-height="100%"/>
    </style:style>
    <style:style style:name="T16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7" style:family="table-row">
      <style:table-row-properties style:min-row-height="0.15in" style:use-optimal-row-height="false"/>
    </style:style>
    <style:style style:name="TableCell18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margin-top="0.0833in" fo:line-height="100%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21" style:family="table-row">
      <style:table-row-properties style:min-row-height="2.3944in" style:use-optimal-row-height="false"/>
    </style:style>
    <style:style style:name="TableCell22" style:family="table-cell">
      <style:table-cell-properties fo:border="0.0069in solid #000000" style:writing-mode="lr-tb" fo:padding-top="0in" fo:padding-left="0.0784in" fo:padding-bottom="0in" fo:padding-right="0.075in"/>
    </style:style>
    <style:style style:name="P23" style:parent-style-name="Standard" style:family="paragraph">
      <style:paragraph-properties fo:margin-top="0.0833in" fo:line-height="100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4.2666in"/>
        </style:tab-stops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7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28" style:parent-style-name="Standard" style:family="paragraph">
      <style:paragraph-properties fo:margin-top="0.0833in" fo:line-height="100%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2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3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4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5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6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7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8" style:parent-style-name="Standard" style:family="paragraph">
      <style:paragraph-properties fo:margin-top="0.0833in" fo:line-height="100%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41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2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3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4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45" style:family="table-row">
      <style:table-row-properties style:min-row-height="0.15in" style:use-optimal-row-height="false"/>
    </style:style>
    <style:style style:name="TableCell46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top="0.0833in" fo:line-height="100%"/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49" style:family="table-row">
      <style:table-row-properties style:min-row-height="2.1881in"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margin-top="0.0833in" fo:line-height="100%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54" style:parent-style-name="Standard" style:family="paragraph">
      <style:paragraph-properties fo:widows="0" fo:orphans="0" fo:margin-top="0.0833in" fo:line-height="100%"/>
    </style:style>
    <style:style style:name="T55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56" style:parent-style-name="Standard" style:family="paragraph">
      <style:paragraph-properties fo:margin-top="0.0833in" fo:line-height="100%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59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60" style:family="table-row">
      <style:table-row-properties style:min-row-height="0.15in" style:use-optimal-row-height="false"/>
    </style:style>
    <style:style style:name="TableCell61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top="0.0833in" fo:line-height="100%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margin-top="0.0833in" fo:line-height="100%"/>
    </style:style>
    <style:style style:name="T67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68" style:parent-style-name="Standard" style:family="paragraph">
      <style:paragraph-properties fo:margin-top="0.0833in" fo:line-height="100%"/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71" style:parent-style-name="Standard" style:family="paragraph">
      <style:paragraph-properties fo:widows="0" fo:orphans="0" fo:margin-top="0.0833in" fo:line-height="100%"/>
    </style:style>
    <style:style style:name="T72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73" style:parent-style-name="Hyperlink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74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75" style:parent-style-name="Standard" style:family="paragraph">
      <style:paragraph-properties fo:margin-top="0.0833in" fo:line-height="100%"/>
    </style:style>
    <style:style style:name="T7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7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78" style:parent-style-name="Standard" style:family="paragraph">
      <style:paragraph-properties fo:margin-top="0.0833in" fo:line-height="100%"/>
    </style:style>
    <style:style style:name="T7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80" style:parent-style-name="Standard" style:family="paragraph">
      <style:paragraph-properties fo:margin-top="0.0833in" fo:line-height="100%"/>
    </style:style>
    <style:style style:name="T8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83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84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85" style:family="table-row">
      <style:table-row-properties style:min-row-height="0.15in" style:use-optimal-row-height="false"/>
    </style:style>
    <style:style style:name="TableCell86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margin-top="0.0833in" fo:line-height="100%"/>
    </style:style>
    <style:style style:name="T8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top="0.0833in" fo:line-height="100%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94" style:parent-style-name="Standard" style:family="paragraph">
      <style:paragraph-properties fo:margin-top="0.0833in" fo:line-height="100%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97" style:family="table-row">
      <style:table-row-properties style:min-row-height="0.15in" style:use-optimal-row-height="false"/>
    </style:style>
    <style:style style:name="TableCell98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keep-with-next="always" fo:margin-top="0.0833in" fo:line-height="100%"/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01" style:family="table-row">
      <style:table-row-properties style:min-row-height="2.2701in"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widows="0" fo:orphans="0"/>
    </style:style>
    <style:style style:name="P104" style:parent-style-name="Standard" style:family="paragraph">
      <style:paragraph-properties fo:widows="0" fo:orphans="0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07" style:parent-style-name="Standard" style:family="paragraph">
      <style:paragraph-properties fo:margin-top="0.0833in" fo:line-height="100%">
        <style:tab-stops>
          <style:tab-stop style:type="left" style:position="0.0236in"/>
        </style:tab-stops>
      </style:paragraph-properties>
    </style:style>
    <style:style style:name="T108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0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10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11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12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13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14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15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16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17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</style:style>
    <style:style style:name="T118" style:parent-style-name="DefaultParagraphFont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T119" style:parent-style-name="DefaultParagraphFont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T120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21" style:parent-style-name="DefaultParagraphFont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T122" style:parent-style-name="DefaultParagraphFont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T123" style:parent-style-name="DefaultParagraphFont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P124" style:parent-style-name="Standard" style:family="paragraph">
      <style:paragraph-properties fo:keep-with-next="always" fo:margin-top="0.0833in" fo:line-height="10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5" style:parent-style-name="Standard" style:family="paragraph">
      <style:paragraph-properties fo:keep-with-next="always" fo:margin-top="0.0833in" fo:line-height="100%"/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P126" style:parent-style-name="Standard" style:family="paragraph">
      <style:paragraph-properties fo:keep-with-next="always" fo:margin-top="0.0833in" fo:line-height="10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7" style:parent-style-name="Standard" style:family="paragraph">
      <style:paragraph-properties fo:keep-with-next="always" fo:margin-top="0.0833in" fo:line-height="100%"/>
    </style:style>
    <style:style style:name="T128" style:parent-style-name="DefaultParagraphFont" style:family="text">
      <style:text-properties style:font-name="Arial" style:font-name-asian="Arial" style:font-name-complex="Arial" style:font-weight-complex="bold" fo:font-style="italic" style:font-style-asian="italic" style:font-style-complex="italic" fo:font-size="11pt" style:font-size-asian="11pt" style:font-size-complex="11pt"/>
    </style:style>
    <style:style style:name="P129" style:parent-style-name="Standard" style:family="paragraph">
      <style:paragraph-properties fo:margin-top="0.0833in" fo:line-height="100%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30" style:parent-style-name="Standard" style:family="paragraph">
      <style:paragraph-properties fo:margin-top="0.0833in" fo:line-height="100%"/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ableRow131" style:family="table-row">
      <style:table-row-properties style:min-row-height="0.15in" style:use-optimal-row-height="false"/>
    </style:style>
    <style:style style:name="TableCell132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keep-with-next="always" fo:margin-top="0.0833in" fo:line-height="100%"/>
    </style:style>
    <style:style style:name="T13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3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36" style:family="table-row">
      <style:table-row-properties style:min-row-height="0.15in" style:use-optimal-row-height="false"/>
    </style:style>
    <style:style style:name="TableCell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3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40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41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2" style:parent-style-name="Standard" style:family="paragraph">
      <style:paragraph-properties fo:widows="0" fo:orphans="0" fo:margin-top="0.0833in" fo:line-height="100%">
        <style:tab-stops>
          <style:tab-stop style:type="left" style:position="-0.3548in"/>
        </style:tab-stops>
      </style:paragraph-properties>
    </style:style>
    <style:style style:name="T143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4" style:parent-style-name="Standard" style:family="paragraph">
      <style:paragraph-properties fo:widows="0" fo:orphans="0" fo:margin-top="0.0833in" fo:line-height="100%">
        <style:tab-stops>
          <style:tab-stop style:type="left" style:position="-0.3548in"/>
        </style:tab-stops>
      </style:paragraph-properties>
    </style:style>
    <style:style style:name="T145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6" style:parent-style-name="Standard" style:family="paragraph">
      <style:paragraph-properties fo:widows="0" fo:orphans="0" fo:margin-top="0.0833in" fo:line-height="100%">
        <style:tab-stops>
          <style:tab-stop style:type="left" style:position="-0.3548in"/>
        </style:tab-stops>
      </style:paragraph-properties>
    </style:style>
    <style:style style:name="T147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8" style:parent-style-name="Standard" style:family="paragraph">
      <style:paragraph-properties fo:widows="0" fo:orphans="0" fo:margin-top="0.0833in" fo:line-height="100%">
        <style:tab-stops>
          <style:tab-stop style:type="left" style:position="-0.3548in"/>
        </style:tab-stops>
      </style:paragraph-properties>
    </style:style>
    <style:style style:name="T14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50" style:family="table-row">
      <style:table-row-properties style:min-row-height="0.15in" style:use-optimal-row-height="false"/>
    </style:style>
    <style:style style:name="TableCell151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keep-with-next="always" fo:margin-top="0.0833in" fo:line-height="100%">
        <style:tab-stops>
          <style:tab-stop style:type="left" style:position="0.1972in"/>
        </style:tab-stops>
      </style:paragraph-properties>
    </style:style>
    <style:style style:name="T15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54" style:family="table-row">
      <style:table-row-properties style:min-row-height="0.15in" style:use-optimal-row-height="false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margin-top="0.0833in" fo:line-height="100%"/>
    </style:style>
    <style:style style:name="T157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58" style:parent-style-name="Standard" style:family="paragraph">
      <style:paragraph-properties fo:margin-top="0.0833in" fo:line-height="100%"/>
    </style:style>
    <style:style style:name="T15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60" style:family="table-row">
      <style:table-row-properties style:min-row-height="0.1166in" style:use-optimal-row-height="false"/>
    </style:style>
    <style:style style:name="TableCell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margin-top="0.0833in" fo:line-height="100%"/>
    </style:style>
    <style:style style:name="T16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margin-top="0.0833in" fo:line-height="100%"/>
    </style:style>
    <style:style style:name="T16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67" style:family="table-row">
      <style:table-row-properties style:min-row-height="0.1166in" style:use-optimal-row-height="false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margin-top="0.0833in" fo:line-height="100%"/>
    </style:style>
    <style:style style:name="T1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1" style:family="table-cell">
      <style:table-cell-properties fo:border="0.0069in solid #000000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73" style:family="table-row">
      <style:table-row-properties style:min-row-height="0.1166in" style:use-optimal-row-height="false"/>
    </style:style>
    <style:style style:name="TableCell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margin-top="0.0833in" fo:line-height="100%"/>
    </style:style>
    <style:style style:name="T1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79" style:family="table-row">
      <style:table-row-properties style:min-row-height="0.1166in" style:use-optimal-row-height="false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margin-top="0.0833in" fo:line-height="100%"/>
    </style:style>
    <style:style style:name="T1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margin-top="0.0833in" fo:line-height="100%"/>
    </style:style>
    <style:style style:name="TableRow185" style:family="table-row">
      <style:table-row-properties style:min-row-height="0.1166in" style:use-optimal-row-height="false"/>
    </style:style>
    <style:style style:name="TableCell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margin-top="0.0833in" fo:line-height="100%"/>
    </style:style>
    <style:style style:name="T18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91" style:family="table-row">
      <style:table-row-properties style:min-row-height="0.1166in" style:use-optimal-row-height="false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margin-top="0.0833in" fo:line-height="100%"/>
    </style:style>
    <style:style style:name="T19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97" style:family="table-row">
      <style:table-row-properties style:min-row-height="0.1166in" style:use-optimal-row-height="false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margin-top="0.0833in" fo:line-height="100%"/>
    </style:style>
    <style:style style:name="T2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0C0C0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margin-top="0.0833in" fo:line-height="100%"/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P212" style:parent-style-name="Standard" style:family="paragraph">
      <style:paragraph-properties fo:widows="0" fo:orphans="0" fo:margin-top="0.0833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</office:automatic-styles>
  <office:body>
    <office:text text:use-soft-page-breaks="true">
      <text:h text:style-name="P1" text:outline-level="1"><text:span text:style-name="T5">DATA MANAGEMENT PLAN</text:span><text:bookmark-start text:name="_heading=h.gjdgxs"/><text:bookmark-end text:name="_heading=h.gjdgxs"/></text:h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h text:style-name="P11" text:outline-level="1"><text:span text:style-name="T12">0. Proposal name</text:span></text:h>
          </table:table-cell>
          <table:covered-table-cell/>
        </table:table-row>
        <table:table-row table:style-name="TableRow13">
          <table:table-cell table:style-name="TableCell14" table:number-columns-spanned="2">
            <text:h text:style-name="P15" text:outline-level="1"><text:span text:style-name="T16">Proposed Commercial Forestry Development, Lochranza, Isle of Arran</text:span></text:h>
          </table:table-cell>
          <table:covered-table-cell/>
        </table:table-row>
        <table:table-row table:style-name="TableRow17">
          <table:table-cell table:style-name="TableCell18" table:number-columns-spanned="2">
            <text:h text:style-name="P19" text:outline-level="1"><text:span text:style-name="T20">1. Description of the data</text:span></text:h>
          </table:table-cell>
          <table:covered-table-cell/>
        </table:table-row>
        <table:table-row table:style-name="TableRow21">
          <table:table-cell table:style-name="TableCell22" table:number-columns-spanned="2">
            <text:h text:style-name="P23" text:outline-level="1"><text:span text:style-name="T24">1.1<text:s/></text:span><text:span text:style-name="T25"><text:tab/>Type of study<text:s/></text:span><text:span text:style-name="T26"><text:tab/></text:span></text:h>
            <text:h text:style-name="P27" text:outline-level="1">An Ecological Impact Assessment on two proposed plots for Commercial Forestry Development.</text:h>
            <text:h text:style-name="P28" text:outline-level="1"><text:span text:style-name="T29">1.2</text:span><text:span text:style-name="T30"><text:tab/>Types of data</text:span></text:h>
            <text:h text:style-name="P31" text:outline-level="1">Flora and Fauna Occurrence data,<text:s/></text:h>
            <text:h text:style-name="P32" text:outline-level="1">Sampling Event Data,</text:h>
            <text:h text:style-name="P33" text:outline-level="1">Protected/Priority Species data,<text:s/></text:h>
            <text:h text:style-name="P34" text:outline-level="1">Invasive Species Data</text:h>
            <text:h text:style-name="P35" text:outline-level="1">R Codes used for analysis and figures generation</text:h>
            <text:h text:style-name="P36" text:outline-level="1">Figures for all Data</text:h>
            <text:h text:style-name="P37" text:outline-level="1">QGIS Project and Map</text:h>
            <text:h text:style-name="P38" text:outline-level="1"><text:span text:style-name="T39">1.3</text:span><text:span text:style-name="T40"><text:tab/>Format and scale of the data</text:span></text:h>
            <text:h text:style-name="P41" text:outline-level="1">Data were all in <text:s/>.csv format following Darwin Core and complying to FAIR principle</text:h>
            <text:h text:style-name="P42" text:outline-level="1">R Codes were in .Rscript format.</text:h>
            <text:h text:style-name="P43" text:outline-level="1">Figures and Maps were in .png format</text:h>
            <text:h text:style-name="P44" text:outline-level="1"/>
          </table:table-cell>
          <table:covered-table-cell/>
        </table:table-row>
        <table:table-row table:style-name="TableRow45">
          <table:table-cell table:style-name="TableCell46" table:number-columns-spanned="2">
            <text:h text:style-name="P47" text:outline-level="1"><text:span text:style-name="T48">2. Data collection / generation</text:span></text:h>
          </table:table-cell>
          <table:covered-table-cell/>
        </table:table-row>
        <table:table-row table:style-name="TableRow49">
          <table:table-cell table:style-name="TableCell50" table:number-columns-spanned="2">
            <text:h text:style-name="P51" text:outline-level="1"><text:span text:style-name="T52">2.1</text:span><text:span text:style-name="T53"><text:tab/>Methodologies for data collection / generation</text:span></text:h>
            <text:h text:style-name="P54" text:outline-level="1"><text:span text:style-name="T55">Data were collected by a team of 12 on site throughout a one week Ecological survey</text:span></text:h>
            <text:h text:style-name="P56" text:outline-level="1"><text:span text:style-name="T57">2.2</text:span><text:span text:style-name="T58"><text:tab/>Data quality and standards</text:span></text:h>
            <text:h text:style-name="P59" text:outline-level="1">Data entry were conducted <text:s/>together on a collaborative Google Sheet document with peer review in mind. All of the data followed Darwin Core and complied to FAIR principle.</text:h>
          </table:table-cell>
          <table:covered-table-cell/>
        </table:table-row>
        <table:table-row table:style-name="TableRow60">
          <table:table-cell table:style-name="TableCell61" table:number-columns-spanned="2">
            <text:h text:style-name="P62" text:outline-level="1"><text:span text:style-name="T63">3. Data management, documentation and curation</text:span></text:h>
          </table:table-cell>
          <table:covered-table-cell/>
        </table:table-row>
        <table:table-row table:style-name="TableRow64">
          <table:table-cell table:style-name="TableCell65" table:number-columns-spanned="2">
            <text:h text:style-name="P66" text:outline-level="1"><text:span text:style-name="T67">Keep this section concise and accessible to readers who are not data-management experts. Focus on principles, systems and major standards. Focus on the main kind(s) of study data. Give brief examples and avoid long lists.</text:span></text:h>
            <text:h text:style-name="P68" text:outline-level="1"><text:span text:style-name="T69">3.1</text:span><text:span text:style-name="T70"><text:tab/>Managing, storing and curating data.</text:span></text:h>
            <text:h text:style-name="P71" text:outline-level="1"><text:span text:style-name="T72">Data were all uploaded to GitHub repository (</text:span><text:a xlink:href="https://github.com/Hayward-Wong/Arran_EcIA_Data" office:target-frame-name="_top" xlink:show="replace"><text:span text:style-name="T73">https://github.com/Hayward-Wong/Arran_EcIA_Data</text:span></text:a><text:span text:style-name="T74">) for access</text:span></text:h>
            <text:h text:style-name="P75" text:outline-level="1"><text:span text:style-name="T76">3.2</text:span><text:span text:style-name="T77"><text:tab/>Metadata standards and data documentation</text:span></text:h>
            <text:h text:style-name="P78" text:outline-level="1"><text:span text:style-name="T79">All of the data followed Darwin Core and complied to FAIR principle.<text:s/></text:span></text:h>
            <text:h text:style-name="P80" text:outline-level="1"><text:span text:style-name="T81">3.3</text:span><text:span text:style-name="T82"><text:tab/>Data preservation strategy and standards</text:span></text:h>
            <text:h text:style-name="P83" text:outline-level="1"/>
            <text:h text:style-name="P84" text:outline-level="1">Some of the metadata collected <text:s/>will be uploaded to online Database such as GBIF with clients’ approval.</text:h>
          </table:table-cell>
          <table:covered-table-cell/>
        </table:table-row>
        <text:soft-page-break/>
        <table:table-row table:style-name="TableRow85">
          <table:table-cell table:style-name="TableCell86" table:number-columns-spanned="2">
            <text:h text:style-name="P87" text:outline-level="1"><text:span text:style-name="T88">4. Data security and confidentiality of potentially disclosive information</text:span></text:h>
          </table:table-cell>
          <table:covered-table-cell/>
        </table:table-row>
        <table:table-row table:style-name="TableRow89">
          <table:table-cell table:style-name="TableCell90" table:number-columns-spanned="2">
            <text:h text:style-name="P91" text:outline-level="1"><text:span text:style-name="T92">4.1</text:span><text:span text:style-name="T93"><text:tab/>Formal information/data security standards</text:span></text:h>
            <text:h text:style-name="P94" text:outline-level="1"><text:span text:style-name="T95">4.2</text:span><text:span text:style-name="T96"><text:tab/>Main risks to data security</text:span></text:h>
          </table:table-cell>
          <table:covered-table-cell/>
        </table:table-row>
        <table:table-row table:style-name="TableRow97">
          <table:table-cell table:style-name="TableCell98" table:number-columns-spanned="2">
            <text:h text:style-name="P99" text:outline-level="1"><text:span text:style-name="T100">5. Data sharing and access</text:span></text:h>
          </table:table-cell>
          <table:covered-table-cell/>
        </table:table-row>
        <table:table-row table:style-name="TableRow101">
          <table:table-cell table:style-name="TableCell102" table:number-columns-spanned="2">
            <text:h text:style-name="P103" text:outline-level="1"><text:a xlink:href="http://www.wellcome.ac.uk/About-us/Policy/Spotlight-issues/Data-sharing/Guidance-for-researchers/WTX060360.htm" office:target-frame-name="_top" xlink:show="replace"/></text:h>
            <text:h text:style-name="P104" text:outline-level="1"><text:span text:style-name="T105">5.1</text:span><text:span text:style-name="T106"><text:tab/>Suitability for sharing</text:span></text:h>
            <text:h text:style-name="P107" text:outline-level="1"><text:span text:style-name="T108">Yes,</text:span><text:span text:style-name="T109"><text:s/>this <text:s/>data is part of an Ecological impact assessment <text:s/>performed by our team upon request of a private Landowner client,</text:span><text:span text:style-name="T110"><text:s/>and<text:s/></text:span><text:span text:style-name="T111">the client has<text:s/></text:span><text:span text:style-name="T112">consented to share the data</text:span><text:span text:style-name="T113">.</text:span></text:h>
            <text:h text:style-name="P114" text:outline-level="1">5.2<text:tab/>Discovery by potential users of the research data</text:h>
            <text:h text:style-name="P115" text:outline-level="1">This data is<text:s/>cataloged in a<text:s/>public, searchable<text:s/>repository<text:s/>with an DOI provided in our documents. We also<text:s/>published the data on public data base like GBIF,<text:s/>ensuring broad visibility within the research community.</text:h>
            <text:h text:style-name="P116" text:outline-level="1">5.3<text:tab/>Governance of access</text:h>
            <text:h text:style-name="P117" text:outline-level="1"><text:span text:style-name="T118">Access to the datasets is governed by a clear set of protocols<text:s/></text:span><text:span text:style-name="T119">universally used for all of the data processed by our institute and can be obtained from our Data<text:s/></text:span><text:span text:style-name="T120">Management department</text:span><text:span text:style-name="T121">.<text:s/></text:span><text:span text:style-name="T122">They also</text:span><text:span text:style-name="T123"><text:s/>review requests for sensitive data to ensure legitimate research use.</text:span></text:h>
            <text:h text:style-name="P124" text:outline-level="1"><text:bookmark-start text:name="_heading=h.30j0zll"/><text:bookmark-end text:name="_heading=h.30j0zll"/>5.4<text:tab/>The study team’s exclusive use of the data</text:h>
            <text:h text:style-name="P125" text:outline-level="1">The study team retains exclusive use of the data for<text:s/>until<text:s/>the completion of<text:s/>our Ecological Impact Assessment.</text:h>
            <text:h text:style-name="P126" text:outline-level="1">5.5<text:tab/>Restrictions or delays to sharing, with planned actions to limit such restrictions</text:h>
            <text:h text:style-name="P127" text:outline-level="1"><text:span text:style-name="T128">This data are not confidential and had no privacy concerns and is therefore not subject to any restrictions to sharing.</text:span></text:h>
            <text:h text:style-name="P129" text:outline-level="1">5.6<text:tab/>Regulation of responsibilities of users<text:bookmark-start text:name="_heading=h.1fob9te"/><text:bookmark-end text:name="_heading=h.1fob9te"/></text:h>
            <text:h text:style-name="P130" text:outline-level="1">Users of this<text:s/>data are required to<text:s/>use<text:s/>the data solely for research purposes, citing the data appropriately in all publications. Violation of these terms will result in revocation of data access and potential legal action.</text:h>
          </table:table-cell>
          <table:covered-table-cell/>
        </table:table-row>
        <table:table-row table:style-name="TableRow131">
          <table:table-cell table:style-name="TableCell132" table:number-columns-spanned="2">
            <text:h text:style-name="P133" text:outline-level="1"><text:span text:style-name="T134">6.</text:span><text:span text:style-name="T135"><text:tab/>Responsibilities</text:span></text:h>
          </table:table-cell>
          <table:covered-table-cell/>
        </table:table-row>
        <table:table-row table:style-name="TableRow136">
          <table:table-cell table:style-name="TableCell137" table:number-columns-spanned="2">
            <text:h text:style-name="P138" text:outline-level="1"><text:span text:style-name="T139">Apart from the PI, Our Data Management department is responsible</text:span><text:span text:style-name="T140"><text:s/></text:span><text:span text:style-name="T141">for:</text:span></text:h>
            <text:list text:style-name="WWNum1">
              <text:list-item>
                <text:p text:style-name="P142"><text:span text:style-name="T143">study-wide data management</text:span></text:p>
              </text:list-item>
              <text:list-item>
                <text:p text:style-name="P144"><text:span text:style-name="T145">metadata creation,</text:span></text:p>
              </text:list-item>
              <text:list-item>
                <text:p text:style-name="P146"><text:span text:style-name="T147">data security</text:span></text:p>
              </text:list-item>
              <text:list-item>
                <text:p text:style-name="P148"><text:span text:style-name="T149">quality assurance of data.</text:span></text:p>
              </text:list-item>
            </text:list>
          </table:table-cell>
          <table:covered-table-cell/>
        </table:table-row>
        <table:table-row table:style-name="TableRow150">
          <table:table-cell table:style-name="TableCell151" table:number-columns-spanned="2">
            <text:h text:style-name="P152" text:outline-level="1"><text:span text:style-name="T153">7. Relevant institutional, departmental or study policies on data sharing and data security</text:span></text:h>
          </table:table-cell>
          <table:covered-table-cell/>
        </table:table-row>
        <table:table-row table:style-name="TableRow154">
          <table:table-cell table:style-name="TableCell155" table:number-columns-spanned="2">
            <text:h text:style-name="P156" text:outline-level="1"><text:span text:style-name="T157">Please complete, where such policies are (i) relevant to your study, and (ii) are in the public domain, e.g. accessible through the internet.</text:span></text:h>
            <text:h text:style-name="P158" text:outline-level="1"><text:span text:style-name="T159">Add any others that are relevant</text:span></text:h>
          </table:table-cell>
          <table:covered-table-cell/>
        </table:table-row>
        <table:table-row table:style-name="TableRow160">
          <table:table-cell table:style-name="TableCell161">
            <text:h text:style-name="P162" text:outline-level="1"><text:span text:style-name="T163">Policy</text:span></text:h>
          </table:table-cell>
          <table:table-cell table:style-name="TableCell164">
            <text:h text:style-name="P165" text:outline-level="1"><text:span text:style-name="T166">URL or Reference</text:span></text:h>
          </table:table-cell>
        </table:table-row>
        <table:table-row table:style-name="TableRow167">
          <table:table-cell table:style-name="TableCell168">
            <text:h text:style-name="P169" text:outline-level="1"><text:span text:style-name="T170">Data Management Policy &amp; Procedures</text:span></text:h>
          </table:table-cell>
          <table:table-cell table:style-name="TableCell171">
            <text:h text:style-name="P172" text:outline-level="1"/>
          </table:table-cell>
        </table:table-row>
        <text:soft-page-break/>
        <table:table-row table:style-name="TableRow173">
          <table:table-cell table:style-name="TableCell174">
            <text:h text:style-name="P175" text:outline-level="1"><text:span text:style-name="T176">Data Security Policy</text:span></text:h>
          </table:table-cell>
          <table:table-cell table:style-name="TableCell177">
            <text:h text:style-name="P178" text:outline-level="1"/>
          </table:table-cell>
        </table:table-row>
        <table:table-row table:style-name="TableRow179">
          <table:table-cell table:style-name="TableCell180">
            <text:h text:style-name="P181" text:outline-level="1"><text:span text:style-name="T182">Data Sharing Policy</text:span></text:h>
          </table:table-cell>
          <table:table-cell table:style-name="TableCell183">
            <text:h text:style-name="P184" text:outline-level="1"/>
          </table:table-cell>
        </table:table-row>
        <table:table-row table:style-name="TableRow185">
          <table:table-cell table:style-name="TableCell186">
            <text:h text:style-name="P187" text:outline-level="1"><text:span text:style-name="T188">Institutional Information Policy</text:span></text:h>
          </table:table-cell>
          <table:table-cell table:style-name="TableCell189">
            <text:h text:style-name="P190" text:outline-level="1"/>
          </table:table-cell>
        </table:table-row>
        <table:table-row table:style-name="TableRow191">
          <table:table-cell table:style-name="TableCell192">
            <text:h text:style-name="P193" text:outline-level="1"><text:span text:style-name="T194">Other:</text:span></text:h>
          </table:table-cell>
          <table:table-cell table:style-name="TableCell195">
            <text:h text:style-name="P196" text:outline-level="1"/>
          </table:table-cell>
        </table:table-row>
        <table:table-row table:style-name="TableRow197">
          <table:table-cell table:style-name="TableCell198">
            <text:h text:style-name="P199" text:outline-level="1"><text:span text:style-name="T200">Other</text:span></text:h>
          </table:table-cell>
          <table:table-cell table:style-name="TableCell201">
            <text:h text:style-name="P202" text:outline-level="1"/>
          </table:table-cell>
        </table:table-row>
        <table:table-row table:style-name="TableRow203">
          <table:table-cell table:style-name="TableCell204" table:number-columns-spanned="2">
            <text:h text:style-name="P205" text:outline-level="1"><text:span text:style-name="T206">8. Author of this Data Management Plan (Name)</text:span><text:span text:style-name="T207"><text:s/>and, if different to that of the Principal Investigator, their</text:span><text:span text:style-name="T208"><text:s/>telephone &amp; email contact details</text:span></text:h>
          </table:table-cell>
          <table:covered-table-cell/>
        </table:table-row>
        <table:table-row table:style-name="TableRow209">
          <table:table-cell table:style-name="TableCell210" table:number-columns-spanned="2">
            <text:h text:style-name="P211" text:outline-level="1">Hayward Wong</text:h>
          </table:table-cell>
          <table:covered-table-cell/>
        </table:table-row>
      </table:table>
      <text:h text:style-name="P21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style:vertical-align="top" fo:margin-top="0.1666in" fo:margin-bottom="0.0416in" style:line-height-at-least="0.0006in"/>
      <style:text-properties style:font-name="Calibri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 style:language-asian="en" style:country-asian="US" style:language-complex="ar" style:country-complex="SA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 style:default-outline-level="1">
      <style:paragraph-properties fo:widows="2" fo:orphans="2" style:vertical-align="top" style:line-height-at-least="0.0006in"/>
      <style:text-properties fo:language="en" fo:country="US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 style:default-outline-level="1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1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 style:default-outline-level="1">
      <style:text-properties fo:hyphenate="false"/>
    </style:style>
    <style:style style:name="Caption" style:display-name="Caption" style:family="paragraph" style:parent-style-name="Standard" style:default-outline-level="1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 style:default-outline-level="1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ListParagraph" style:display-name="List Paragraph" style:family="paragraph" style:parent-style-name="Normal" style:default-outline-level="1">
      <style:paragraph-properties style:vertical-align="top" style:line-height-at-least="0.0006in" fo:margin-left="0.5in">
        <style:tab-stops/>
      </style:paragraph-properties>
      <style:text-properties fo:language="en" fo:country="US" style:language-asian="en" style:country-asian="US" style:language-complex="ar" style:country-complex="SA" fo:hyphenate="false"/>
    </style:style>
    <style:style style:name="Footnote" style:display-name="Footnote" style:family="paragraph" style:parent-style-name="Normal" style:default-outline-level="1">
      <style:paragraph-properties style:vertical-align="top" style:line-height-at-least="0.0006in"/>
      <style:text-properties fo:language="en" fo:country="US" style:language-asian="en" style:country-asian="US" style:language-complex="ar" style:country-complex="SA" fo:hyphenate="false"/>
    </style:style>
    <style:style style:name="BalloonText" style:display-name="Balloon Text" style:family="paragraph" style:parent-style-name="Normal" style:default-outline-level="1">
      <style:paragraph-properties style:vertical-align="top" style:line-height-at-least="0.0006in"/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 style:language-complex="ar" style:country-complex="SA" fo:hyphenate="false"/>
    </style:style>
    <style:style style:name="CommentText" style:display-name="Comment Text" style:family="paragraph" style:parent-style-name="Normal" style:default-outline-level="1">
      <style:paragraph-properties style:vertical-align="top" style:line-height-at-least="0.0006in"/>
      <style:text-properties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CommentSubject" style:display-name="Comment Subject" style:family="paragraph" style:parent-style-name="CommentText" style:default-outline-level="1">
      <style:text-properties fo:font-weight="bold" style:font-weight-asian="bold" style:font-weight-complex="bold" fo:hyphenate="false"/>
    </style:style>
    <style:style style:name="Style1" style:display-name="Style1" style:family="paragraph" style:parent-style-name="Normal" style:default-outline-level="1">
      <style:paragraph-properties fo:widows="0" fo:orphans="0" style:vertical-align="top" fo:margin-top="0.0833in" style:line-height-at-least="0.0006in">
        <style:tab-stops>
          <style:tab-stop style:type="left" style:position="0.1972in"/>
          <style:tab-stop style:type="left" style:position="0.4923in"/>
          <style:tab-stop style:type="left" style:position="0.6895in"/>
        </style:tab-stops>
      </style:paragraph-properties>
      <style:text-properties style:font-name="Verdana" style:font-name-asian="Verdana" style:font-name-complex="Verdana" fo:font-weight="bold" style:font-weight-asian="bold" style:font-weight-complex="bold" fo:font-size="16pt" style:font-size-asian="16pt" style:language-asian="en" style:country-asian="US" style:language-complex="ar" style:country-complex="SA" fo:hyphenate="false"/>
    </style:style>
    <style:style style:name="Header" style:display-name="Header" style:family="paragraph" style:parent-style-name="Normal" style:default-outline-level="1">
      <style:paragraph-properties style:vertical-align="top" style:line-height-at-least="0.0006in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style:language-asian="en" style:country-asian="US" style:language-complex="ar" style:country-complex="SA" fo:hyphenate="false"/>
    </style:style>
    <style:style style:name="Footer" style:display-name="Footer" style:family="paragraph" style:parent-style-name="Normal" style:default-outline-level="1">
      <style:paragraph-properties style:vertical-align="top" style:line-height-at-least="0.0006in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style:language-asian="en" style:country-asian="US" style:language-complex="ar" style:country-complex="SA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ootnoteTextChar" style:display-name="Footnote Text Char" style:family="text" style:parent-style-name="DefaultParagraphFont">
      <style:text-properties style:text-scale="100%" style:text-position="0% 100%" style:text-emphasize="none"/>
    </style:style>
    <style:style style:name="FootnoteSymbol" style:display-name="Footnote Symbol" style:family="text">
      <style:text-properties style:text-scale="100%" style:text-position="super 66.6%" style:text-emphasize="none"/>
    </style:style>
    <style:style style:name="Footnoteanchor" style:display-name="Footnote anchor" style:family="text">
      <style:text-properties style:text-scale="100%" style:text-position="super 66.6%" style:text-emphasize="none"/>
    </style:style>
    <style:style style:name="Internetlink" style:display-name="Internet link" style:family="text">
      <style:text-properties fo:color="#0000FF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FollowedHyperlink" style:display-name="FollowedHyperlink" style:family="text">
      <style:text-properties fo:color="#800080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CommentReference" style:display-name="Comment Reference" style:family="text">
      <style:text-properties style:text-scale="100%" style:text-position="0% 100%" fo:font-size="8pt" style:font-size-asian="8pt" style:font-size-complex="8pt" style:text-emphasize="none"/>
    </style:style>
    <style:style style:name="Heading1Char" style:display-name="Heading 1 Char" style:family="text">
      <style:text-properties style:font-name="Calibri" style:font-name-asian="Times New Roman" style:font-name-complex="Times New Roman" fo:font-weight="bold" style:font-weight-asian="bold" style:font-weight-complex="bold" style:text-scale="100%" style:letter-kerning="true" style:text-position="0% 100%" fo:font-size="16pt" style:font-size-asian="16pt" style:font-size-complex="16pt" style:text-emphasize="none" fo:language="en" fo:country="US"/>
    </style:style>
    <style:style style:name="HeaderChar" style:display-name="Header Char" style:family="text">
      <style:text-properties style:text-scale="100%" style:text-position="0% 100%" fo:font-size="12pt" style:font-size-asian="12pt" style:font-size-complex="12pt" style:text-emphasize="none"/>
    </style:style>
    <style:style style:name="FooterChar" style:display-name="Footer Char" style:family="text">
      <style:text-properties style:text-scale="100%" style:text-position="0% 100%" fo:font-size="12pt" style:font-size-asian="12pt" style:font-size-complex="12pt" style:text-emphasize="none"/>
    </style:style>
    <style:style style:name="PageNumber" style:display-name="Page Number" style:family="text" style:parent-style-name="DefaultParagraphFont">
      <style:text-properties style:text-scale="100%" style:text-position="0% 100%" style:text-emphasize="none"/>
    </style:style>
    <style:style style:name="ListLabel1" style:display-name="ListLabel 1" style:family="text">
      <style:text-properties style:font-name="Arial" style:font-name-asian="Noto Sans Symbols" style:font-name-complex="Noto Sans Symbols" fo:font-weight="normal" style:font-weight-asian="normal" style:text-position="0% 100%" fo:font-size="11pt" style:font-size-asian="11pt"/>
    </style:style>
    <style:style style:name="ListLabel2" style:display-name="ListLabel 2" style:family="text">
      <style:text-properties style:font-name-asian="Courier New" style:font-name-complex="Courier New" style:text-position="0% 100%"/>
    </style:style>
    <style:style style:name="ListLabel3" style:display-name="ListLabel 3" style:family="text">
      <style:text-properties style:font-name-asian="Noto Sans Symbols" style:font-name-complex="Noto Sans Symbols" style:text-position="0% 100%"/>
    </style:style>
    <style:style style:name="ListLabel4" style:display-name="ListLabel 4" style:family="text">
      <style:text-properties style:font-name-asian="Noto Sans Symbols" style:font-name-complex="Noto Sans Symbols" style:text-position="0% 100%"/>
    </style:style>
    <style:style style:name="ListLabel5" style:display-name="ListLabel 5" style:family="text">
      <style:text-properties style:font-name-asian="Courier New" style:font-name-complex="Courier New" style:text-position="0% 100%"/>
    </style:style>
    <style:style style:name="ListLabel6" style:display-name="ListLabel 6" style:family="text">
      <style:text-properties style:font-name-asian="Noto Sans Symbols" style:font-name-complex="Noto Sans Symbols" style:text-position="0% 100%"/>
    </style:style>
    <style:style style:name="ListLabel7" style:display-name="ListLabel 7" style:family="text">
      <style:text-properties style:font-name-asian="Noto Sans Symbols" style:font-name-complex="Noto Sans Symbols" style:text-position="0% 100%"/>
    </style:style>
    <style:style style:name="ListLabel8" style:display-name="ListLabel 8" style:family="text">
      <style:text-properties style:font-name-asian="Courier New" style:font-name-complex="Courier New" style:text-position="0% 100%"/>
    </style:style>
    <style:style style:name="ListLabel9" style:display-name="ListLabel 9" style:family="text">
      <style:text-properties style:font-name-asian="Noto Sans Symbols" style:font-name-complex="Noto Sans Symbols" style:text-position="0% 100%"/>
    </style:style>
    <style:style style:name="ListLabel10" style:display-name="ListLabel 10" style:family="text">
      <style:text-properties style:font-name="Arial" style:font-name-asian="Arial" style:font-name-complex="Arial" fo:color="#0000FF" style:text-position="0% 100%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11" style:display-name="ListLabel 11" style:family="text">
      <style:text-properties style:font-name="Arial" style:font-name-asian="Arial" style:font-name-complex="Arial" fo:font-style="italic" style:font-style-asian="italic" fo:color="#0000FF" style:text-position="0% 100%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12" style:display-name="ListLabel 12" style:family="text">
      <style:text-properties style:font-name="Arial" style:font-name-asian="Arial" style:font-name-complex="Arial" fo:color="#176F83" style:text-position="0% 100%" fo:font-size="11pt" style:font-size-asian="11pt" style:font-size-complex="11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style:text-position="0% 100%" fo:font-size="11pt" style:font-size-asian="11pt"/>
    </style:style>
    <style:style style:name="WW_CharLFO2LVL2" style:family="text">
      <style:text-properties style:font-name="Courier New" style:font-name-asian="Courier New" style:font-name-complex="Courier New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Courier New" style:font-name-asian="Courier New" style:font-name-complex="Courier New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Courier New" style:font-name-asian="Courier New" style:font-name-complex="Courier New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text:list-style style:name="WWNum1" style:display-name="WWNum1">
      <text:list-level-style-bullet text:level="1" text:style-name="WW_CharLFO2LVL1" text:bullet-char="●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97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Standard" style:family="paragraph">
      <style:paragraph-properties fo:text-align="end"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P3" style:parent-style-name="Standard" style:family="paragraph">
      <style:paragraph-properties fo:line-height="100%" fo:margin-right="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color="#000000" fo:font-size="9pt" style:font-size-asian="9pt" style:font-size-complex="9pt"/>
    </style:style>
  </office:automatic-styles>
  <office:master-styles>
    <style:master-page style:name="MP0" style:page-layout-name="PL0">
      <style:footer>
        <text:h text:style-name="P2" text:outline-level="1"><text:page-number text:fixed="false">2</text:page-number></text:h>
        <text:h text:style-name="P3" text:outline-level="1"><text:span text:style-name="T4">MRC Template for a Data Management Plan, v01-1, 10 March 2017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 Dukes</meta:initial-creator>
    <dc:creator>Hayward Wong</dc:creator>
    <meta:creation-date>2017-12-21T16:47:00Z</meta:creation-date>
    <dc:date>2023-12-06T06:27:00Z</dc:date>
    <meta:template xlink:href="Normal" xlink:type="simple"/>
    <meta:editing-cycles>5</meta:editing-cycles>
    <meta:editing-duration>PT4080S</meta:editing-duration>
    <meta:user-defined meta:name="Objective-Caveats"/>
    <meta:user-defined meta:name="Objective-Classification">[Inherited - none]</meta:user-defined>
    <meta:user-defined meta:name="Objective-Comment"/>
    <meta:user-defined meta:name="Objective-CreationStamp" meta:value-type="date">2014-06-26T11:09:13Z</meta:user-defined>
    <meta:user-defined meta:name="Objective-DatePublished" meta:value-type="date">2014-06-26T11:09:13Z</meta:user-defined>
    <meta:user-defined meta:name="Objective-FileNumber"/>
    <meta:user-defined meta:name="Objective-Id">A2234650</meta:user-defined>
    <meta:user-defined meta:name="Objective-IsApproved" meta:value-type="boolean">false</meta:user-defined>
    <meta:user-defined meta:name="Objective-IsPublished" meta:value-type="boolean">true</meta:user-defined>
    <meta:user-defined meta:name="Objective-ModificationStamp" meta:value-type="date">2014-06-26T11:09:14Z</meta:user-defined>
    <meta:user-defined meta:name="Objective-Owner">LArmstrong</meta:user-defined>
    <meta:user-defined meta:name="Objective-Parent">Application forms and guidance</meta:user-defined>
    <meta:user-defined meta:name="Objective-Path">Objective Global Folder:MRC FILEPLAN:GRANTS AND AWARDS:Board and Panel Administration:02 Translation:DPFS/DCS:Post Award:Application forms and guidance:</meta:user-defined>
    <meta:user-defined meta:name="Objective-State">Published</meta:user-defined>
    <meta:user-defined meta:name="Objective-Title">DMP Template - revised Jan 13</meta:user-defined>
    <meta:user-defined meta:name="Objective-Version">1.0</meta:user-defined>
    <meta:user-defined meta:name="Objective-VersionComment">First version</meta:user-defined>
    <meta:user-defined meta:name="Objective-VersionNumber" meta:value-type="float">1</meta:user-defined>
    <meta:user-defined meta:name="Objective-created by (external) [system]"/>
    <meta:user-defined meta:name="Objective-date of issue [system]"/>
    <meta:document-statistic meta:page-count="3" meta:paragraph-count="8" meta:word-count="634" meta:character-count="4241" meta:row-count="30" meta:non-whitespace-character-count="3615"/>
  </office:meta>
</office:document-meta>
</file>